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Quotation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officeooo:rsid="000c74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>Cas d' pour celle la, j'ai pas tout compris mais avec un script bash </text:p>
      <text:p text:style-name="P5">on arrive sur une image ou il est ecrit : </text:p>
      <text:p text:style-name="P5"/>
      <text:p text:style-name="P5">483f8b15-e4a8-4387-b052-4b2204c17eb69 </text:p>
      <text:p text:style-name="P5"/>
      <text:p text:style-name="P5">--------------------------------------------------------------------------------------------------------------------------------- </text:p>
      <text:p text:style-name="P5">Pour la question 12 ==&gt; </text:p>
      <text:p text:style-name="P5"/>
      <text:p text:style-name="P5"/>
      <text:p text:style-name="P5"/>
      <text:p text:style-name="P5">Pour la question 13 ==&gt;Il faut juste refresh la page balancer.hackycorp.com plusieurs fois </text:p>
      <text:p text:style-name="P5"/>
      <text:p text:style-name="P5">``` Well done! You solved recon_12 </text:p>
      <text:p text:style-name="P5">The key for this exercise is 29e5c97c-7230-46ae-937c-6c56ff33b84f ``` </text:p>
      <text:p text:style-name="P5"/>
      <text:p text:style-name="P5">Pour la question 14 ==&gt; </text:p>
      <text:p text:style-name="P5"/>
      <text:p text:style-name="P5"/>
      <text:p text:style-name="P5">Pour la question 15 ==&gt; </text:p>
      <text:p text:style-name="P5"/>
      <text:p text:style-name="P5"/>
      <text:p text:style-name="P5">Pour la question 16 ==&gt; </text:p>
      <text:p text:style-name="P5"/>
      <text:p text:style-name="P5"/>
      <text:p text:style-name="P5">Pour la question 17 ==&gt; </text:p>
      <text:p text:style-name="P5"/>
      <text:p text:style-name="P5"/>
      <text:p text:style-name="P5">Pour la question 18 ==&gt; </text:p>
      <text:p text:style-name="P5"/>
      <text:p text:style-name="P5"/>
      <text:p text:style-name="P5">Pour la question 19 ==&gt; </text:p>
      <text:p text:style-name="P5"/>
      <text:p text:style-name="P5"/>
      <text:p text:style-name="P5">Pour la question 20 ==&gt; </text:p>
      <text:p text:style-name="P3">commit 98b4472d5e46af145968345b262bc930c4b8c6e3 Author: Hacky Dev <text:a xlink:type="simple" xlink:href="mailto:9590c69b-f9d0-469d-9475-827bf0e1126e@hackycorp.com" text:style-name="Internet_20_link" text:visited-style-name="Visited_20_Internet_20_Link">9590c69b-f9d0-469d-9475-827bf0e1126e@hackycorp.com</text:a> Date: Wed Nov 18 10:49:08 2020 +1100</text:p>
      <text:p text:style-name="P5"/>
      <text:p text:style-name="P5"/>
      <text:p text:style-name="P5"><text:soft-page-break/>Pour la question 21 ==&gt; </text:p>
      <text:p text:style-name="P2"><text:a xlink:type="simple" xlink:href="https://github.com/hackycorp/repo4/blob/test/KEY" text:style-name="Internet_20_link" text:visited-style-name="Visited_20_Internet_20_Link">https://github.com/hackycorp/repo4/blob/test/KEY</text:a></text:p>
      <text:p text:style-name="Text_20_body">This is the key for recon 21: a60b4aee-642a-483b-9262-ccfc2ed46f0d</text:p>
      <text:p text:style-name="P5"/>
      <text:p text:style-name="P5"/>
      <text:p text:style-name="P5">Pour la question 22 ==&gt; </text:p>
      <text:p text:style-name="P3"><text:a xlink:type="simple" xlink:href="https://github.com/hackycorp/repo9/commit/e8fec2d079cf9bfdf782a9ce4aab8ae8ce947548#diff-41a373ea209131c2ac8f7ae4305bc1e92c108e6bcd976bd41bc9ef0d3547ca84" text:style-name="Internet_20_link" text:visited-style-name="Visited_20_Internet_20_Link">https://github.com/hackycorp/repo9/commit/e8fec2d079cf9bfdf782a9ce4aab8ae8ce947548#diff-41a373ea209131c2ac8f7ae4305bc1e92c108e6bcd976bd41bc9ef0d3547ca84</text:a></text:p>
      <text:p text:style-name="Text_20_body">This is the key for RECON_22: 3ee505c2-8aa9-4d5e-810e-921778dce1e6</text:p>
      <text:p text:style-name="P5"/>
      <text:p text:style-name="P5"/>
      <text:p text:style-name="P5">Pour la question 23 ==&gt; </text:p>
      <text:p text:style-name="P5"><text:a xlink:type="simple" xlink:href="https://github.com/hackycorp/repo0a/commit/a35a9174f3a6238a8ad70c549287d09e258f087b" text:style-name="Internet_20_link" text:visited-style-name="Visited_20_Internet_20_Link">https://github.com/hackycorp/repo0a/commit/a35a9174f3a6238a8ad70c549287d09e258f087b</text:a> Another test This is the key for RECON_23: 5c75cfe9-52dd-475b-8cfa-7ffc492abeca</text:p>
      <text:p text:style-name="P5"/>
      <text:p text:style-name="P5">Pour la question 24 ==&gt; </text:p>
      <text:p text:style-name="P5"/>
      <text:p text:style-name="P5"/>
      <text:p text:style-name="P5">Pour la question 25 ==&gt; <text:span text:style-name="T2">dans les commentaires a un endroit il y ‘a</text:span></text:p>
      <text:p text:style-name="P5"><text:a xlink:type="simple" xlink:href="https://assets.hackycorp.com/js/script.js" text:style-name="Internet_20_link" text:visited-style-name="Visited_20_Internet_20_Link">https://assets.hackycorp.com/js/script.js</text:a> ptlab_key_recon_26: 'd6b75269-97a3-44de-be32-fff0dd55e7ef',</text:p>
      <text:p text:style-name="P5"/>
      <text:p text:style-name="P5">Pour la question 26 ==&gt;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1T09:33:03.883699341</dc:date>
    <meta:editing-duration>PT7M59S</meta:editing-duration>
    <meta:editing-cycles>1</meta:editing-cycles>
    <meta:document-statistic meta:table-count="0" meta:image-count="0" meta:object-count="0" meta:page-count="2" meta:paragraph-count="28" meta:word-count="175" meta:character-count="1602" meta:non-whitespace-character-count="1435"/>
  </office:meta>
</office:document-meta>
</file>